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3399ff" fo:font-style="italic" officeooo:rsid="00179b73" officeooo:paragraph-rsid="00179b73" style:font-style-asian="italic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Times New Roman" fo:font-size="15pt" fo:font-weight="bold" officeooo:rsid="00179b73" officeooo:paragraph-rsid="00179b73" style:font-size-asian="15pt" style:font-weight-asian="bold" style:font-size-complex="15pt" style:font-weight-complex="bold"/>
    </style:style>
    <style:style style:name="P4" style:family="paragraph" style:parent-style-name="Preformatted_20_Text">
      <style:paragraph-properties fo:line-height="150%" fo:text-align="justify" style:justify-single-word="false"/>
      <style:text-properties style:font-name="Times New Roman" fo:font-size="12pt" fo:font-weight="bold" officeooo:rsid="00179b73" officeooo:paragraph-rsid="00179b73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line-height="150%" fo:text-align="justify" style:justify-single-word="false"/>
      <style:text-properties style:font-name="Times New Roman" fo:font-size="12pt" officeooo:rsid="00179b73" officeooo:paragraph-rsid="00179b73" style:font-size-asian="12pt" style:font-size-complex="12pt"/>
    </style:style>
    <style:style style:name="P6" style:family="paragraph" style:parent-style-name="Preformatted_20_Text">
      <style:paragraph-properties fo:line-height="150%" fo:text-align="justify" style:justify-single-word="false"/>
      <style:text-properties style:font-name="Times New Roman" fo:font-size="12pt" officeooo:rsid="00179b73" officeooo:paragraph-rsid="001c9641" style:font-size-asian="12pt" style:font-size-complex="12pt"/>
    </style:style>
    <style:style style:name="P7" style:family="paragraph" style:parent-style-name="Preformatted_20_Text">
      <style:paragraph-properties fo:line-height="150%" fo:text-align="justify" style:justify-single-word="false"/>
      <style:text-properties style:font-name="Times New Roman" fo:font-size="12pt" officeooo:rsid="001b8424" officeooo:paragraph-rsid="001b8424" style:font-size-asian="12pt" style:font-size-complex="12pt"/>
    </style:style>
    <style:style style:name="P8" style:family="paragraph" style:parent-style-name="Preformatted_20_Text">
      <style:paragraph-properties fo:line-height="150%" fo:text-align="justify" style:justify-single-word="false"/>
      <style:text-properties fo:color="#0000ff" style:font-name="Times New Roman" fo:font-size="12pt" officeooo:rsid="00179b73" officeooo:paragraph-rsid="00179b73" style:font-size-asian="12pt" style:font-size-complex="12pt"/>
    </style:style>
    <style:style style:name="P9" style:family="paragraph" style:parent-style-name="Preformatted_20_Text">
      <style:paragraph-properties fo:line-height="150%" fo:text-align="justify" style:justify-single-word="false"/>
      <style:text-properties fo:color="#0000ff" style:font-name="Times New Roman" fo:font-size="12pt" officeooo:rsid="00179b73" officeooo:paragraph-rsid="001c9641" style:font-size-asian="12pt" style:font-size-complex="12pt"/>
    </style:style>
    <style:style style:name="P10" style:family="paragraph" style:parent-style-name="Preformatted_20_Text">
      <style:paragraph-properties fo:line-height="150%" fo:text-align="justify" style:justify-single-word="false"/>
      <style:text-properties fo:color="#3333ff" style:font-name="Times New Roman" fo:font-size="12pt" officeooo:rsid="00179b73" officeooo:paragraph-rsid="00179b73" style:font-size-asian="12pt" style:font-size-complex="12pt"/>
    </style:style>
    <style:style style:name="P11" style:family="paragraph" style:parent-style-name="Preformatted_20_Text">
      <style:paragraph-properties fo:line-height="150%" fo:text-align="justify" style:justify-single-word="false"/>
      <style:text-properties style:font-name="Mistral" fo:font-size="18pt" officeooo:rsid="00179b73" officeooo:paragraph-rsid="00179b73" style:font-size-asian="18pt" style:font-size-complex="18pt"/>
    </style:style>
    <style:style style:name="P12" style:family="paragraph" style:parent-style-name="Preformatted_20_Text">
      <style:paragraph-properties fo:line-height="150%" fo:text-align="end" style:justify-single-word="false"/>
      <style:text-properties style:font-name="Mistral" fo:font-size="14pt" officeooo:rsid="001b8424" officeooo:paragraph-rsid="001b8424" style:font-size-asian="12.25pt" style:font-size-complex="14pt"/>
    </style:style>
    <style:style style:name="P13" style:family="paragraph" style:parent-style-name="Preformatted_20_Text">
      <style:paragraph-properties fo:margin-left="0.4925in" fo:margin-right="0in" fo:line-height="150%" fo:text-align="justify" style:justify-single-word="false" fo:text-indent="0in" style:auto-text-indent="false"/>
      <style:text-properties style:font-name="Times New Roman" fo:font-size="12pt" officeooo:rsid="00179b73" officeooo:paragraph-rsid="00179b73" style:font-size-asian="12pt" style:font-size-complex="12pt"/>
    </style:style>
    <style:style style:name="P14" style:family="paragraph" style:parent-style-name="Preformatted_20_Text">
      <style:paragraph-properties fo:line-height="150%" fo:text-align="justify" style:justify-single-word="false" fo:break-before="page"/>
      <style:text-properties style:font-name="Times New Roman" fo:font-size="15pt" fo:font-weight="bold" officeooo:rsid="00179b73" officeooo:paragraph-rsid="00179b73" style:font-size-asian="15pt" style:font-weight-asian="bold" style:font-size-complex="15pt" style:font-weight-complex="bold"/>
    </style:style>
    <style:style style:name="P15" style:family="paragraph" style:parent-style-name="Preformatted_20_Text">
      <style:paragraph-properties fo:line-height="150%" fo:text-align="justify" style:justify-single-word="false"/>
      <style:text-properties style:font-name="Times New Roman" fo:font-size="12pt" officeooo:rsid="00179b73" officeooo:paragraph-rsid="00179b73" style:font-size-asian="12pt" style:font-size-complex="12pt"/>
    </style:style>
    <style:style style:name="P16" style:family="paragraph" style:parent-style-name="Preformatted_20_Text">
      <style:paragraph-properties fo:line-height="150%" fo:text-align="justify" style:justify-single-word="false"/>
      <style:text-properties style:font-name="Times New Roman" fo:font-size="12pt" officeooo:rsid="00179b73" officeooo:paragraph-rsid="001e15e5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color="#0000ff" fo:font-weight="normal" officeooo:rsid="001e15e5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888d5"/>
    </style:style>
    <style:style style:name="T8" style:family="text">
      <style:text-properties officeooo:rsid="001b8424"/>
    </style:style>
    <style:style style:name="T9" style:family="text">
      <style:text-properties officeooo:rsid="001e15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. Lisensi</text:p>
      <text:p text:style-name="P5">Repository ini merupakan kumpulan librari KiCad buatan saya, dan / atau modifikasi dari official Kicad Library, dan / atau dari rancangan orang lain yang mengacu pada lisensi GNU/PL. Pada librari hasil modifikasi tentu akan saya sebut sumbernya apabila memang ada. </text:p>
      <text:p text:style-name="P5"/>
      <text:p text:style-name="P5">Sejumlah librari di repo ini sudah di-push ke official github KiCad repo, walau <text:span text:style-name="T9">bukan berarti </text:span>selalu sudah di-amini oleh offical KiCad librarian.</text:p>
      <text:p text:style-name="P5"/>
      <text:p text:style-name="P5">Anda dapat menggunakannya dan atau memodifikasinya sesuai dengan tatacara, protokol, klausul GNU/PL. Meski bukan suatu keharusan, namun sangat diharapkan Anda menyebutkan sumbernya.</text:p>
      <text:p text:style-name="P5"/>
      <text:p text:style-name="P5"/>
      <text:p text:style-name="P3">B. Jenis Librari</text:p>
      <text:p text:style-name="P5">Librari KiCAD yang saya muat di repo ini adalah :</text:p>
      <text:p text:style-name="P13">1. E-ESchema Component</text:p>
      <text:p text:style-name="P13">2. Component Footprint </text:p>
      <text:p text:style-name="P13">3. Component 3D Models dengan format WRL ( VRML )</text:p>
      <text:p text:style-name="P13">4. Component 3D Models dengan format WINGS</text:p>
      <text:p text:style-name="P13">5. Dokumen terkait dalam format PDF atau Bitmap ( jpg, png, bmp etc).</text:p>
      <text:p text:style-name="P5"><text:s text:c="2"/></text:p>
      <text:p text:style-name="P5"><text:s/></text:p>
      <text:p text:style-name="P3">C. S<text:span text:style-name="T8">usunan Hirarki</text:span> Folder / Direktori</text:p>
      <text:p text:style-name="P5">Susunan / struktur folder pada repo ini persis sama dengan sususan folder resmi dari KiCad. Namun pengguna bisa saja mengaturnya sesuai dengan 'selera' masing-masing. Yang perlu diperhatikan hanyalah mengedit PATH yang terkait - terutama '3D model path' yang ada di baris terbawah file footprint.</text:p>
      <text:p text:style-name="P5"/>
      <text:p text:style-name="P7"/>
      <text:p text:style-name="P5"><text:soft-page-break/><text:span text:style-name="T1">jbd-kicadlib</text:span></text:p>
      <text:p text:style-name="P5"><text:tab/><text:span text:style-name="T1">library</text:span></text:p>
      <text:p text:style-name="P9"><text:tab/><text:tab/>abc.lib</text:p>
      <text:p text:style-name="P9"><text:tab/><text:tab/>abc.dcm</text:p>
      <text:p text:style-name="P6"/>
      <text:p text:style-name="P16"><text:tab/><text:tab/><text:span text:style-name="T1">libraries_doc<text:tab/><text:tab/><text:tab/></text:span><text:span text:style-name="T4">// </text:span><text:span text:style-name="T5">folder ini tidak ada pada official Kicad Library</text:span></text:p>
      <text:p text:style-name="P5"><text:tab/><text:tab/><text:tab/><text:span text:style-name="T2">abc.jpg<text:tab/><text:tab/><text:tab/>// data ringkas komponen dan/atau gambar 2d</text:span></text:p>
      <text:p text:style-name="P8"><text:tab/><text:tab/><text:tab/>abc.pdf<text:tab/><text:tab/>// spesifikasi teknikal rinci, apabila tersedia</text:p>
      <text:p text:style-name="P5"><text:tab/><text:span text:style-name="T1">modules</text:span></text:p>
      <text:p text:style-name="P5"><text:span text:style-name="T2"><text:tab/><text:tab/></text:span><text:span text:style-name="T1">xxx.pretty</text:span></text:p>
      <text:p text:style-name="P5"><text:tab/><text:tab/><text:span text:style-name="T2"><text:tab/>yyy.KICADMOD<text:tab/>// footprint files</text:span></text:p>
      <text:p text:style-name="P5"/>
      <text:p text:style-name="P5"><text:tab/><text:tab/><text:span text:style-name="T1">packages3d</text:span></text:p>
      <text:p text:style-name="P4"><text:tab/><text:tab/><text:tab/>xxx.3dshapes</text:p>
      <text:p text:style-name="P5"><text:tab/><text:tab/><text:tab/><text:tab/><text:span text:style-name="T2">yyy.WRL<text:tab/>// 3d model files</text:span></text:p>
      <text:p text:style-name="P8"><text:tab/><text:tab/><text:tab/><text:tab/>yyy.WINGS<text:tab/>// 3d model files</text:p>
      <text:p text:style-name="P5"/>
      <text:p text:style-name="P5"><text:tab/><text:tab/><text:tab/><text:span text:style-name="T1">footprints_doc</text:span></text:p>
      <text:p text:style-name="P5"><text:tab/><text:tab/><text:tab/><text:tab/><text:span text:style-name="T2">yyy.jpg<text:tab/>// data ringkas dimensi footprint dan bentuk 3d</text:span></text:p>
      <text:p text:style-name="P8"><text:tab/><text:tab/><text:tab/><text:tab/>yyy.pdf<text:tab/>// spesifikasi teknikal rinci, apabila tersedia</text:p>
      <text:p text:style-name="P5"><text:tab/></text:p>
      <text:p text:style-name="P5"/>
      <text:p text:style-name="P5"/>
      <text:p text:style-name="P5"/>
      <text:p text:style-name="P3"/>
      <text:p text:style-name="P14">D. Koreksi dan Saran</text:p>
      <text:p text:style-name="P5">Librari yang dimuat di repo<text:span text:style-name="T9">sitory</text:span> ini tentu tidak selalu sesuai dengan 'selera' Anda. Dan tidak menutup kemungkinan ada satu dua hal yang salah, tidak tepat, tidak sesuai, kurang presisi, typo error dsb.</text:p>
      <text:p text:style-name="P5"/>
      <text:p text:style-name="P5">Untuk itu silahkan Anda memberi koreksi, masukan / saran atau usulan. Dan apabila ada permintaan untuk suatu librari yang belum ada, silahkan menyampaikannya. </text:p>
      <text:p text:style-name="P5"/>
      <text:p text:style-name="P5">Apabila ternyata librari tsb ada di kepustakaan saya dan belum dimuat disini, maka akan segera saya muat. Apabila belum ada, dan bila waktu tersedia, khususnya <text:span text:style-name="T7">untuk </text:span><text:s/><text:span text:style-name="T6">3dmodels</text:span> dan <text:span text:style-name="T6">footprint</text:span>, maka akan saya buatkan asalkan Anda mengirimkan dokumen rinci ( detail ) mengenai komponen tsb.</text:p>
      <text:p text:style-name="P5"/>
      <text:p text:style-name="P5"/>
      <text:p text:style-name="P3">E. Komunikasi / <text:span text:style-name="T7">K</text:span>ontak</text:p>
      <text:p text:style-name="P5">Komunikasi dapat dilakukan dengan issue atau pull request di github ini. Namun karena saya tidak selalu memonitor repo ini, silahkan kontak saya melalui email ataupun facebook.</text:p>
      <text:p text:style-name="P10"><text:tab/>e-mail<text:tab/><text:tab/>: jbdwiyono@gmail.com</text:p>
      <text:p text:style-name="P10"><text:tab/><text:span text:style-name="T8">F</text:span>acebook<text:tab/>: josef b. dwiyono ( jbdwiyono@facebook.com )</text:p>
      <text:p text:style-name="P5"><text:tab/></text:p>
      <text:p text:style-name="P5"><text:tab/></text:p>
      <text:p text:style-name="P5">Semoga bermanfaat !</text:p>
      <text:p text:style-name="P5"/>
      <text:p text:style-name="P5">Salam,</text:p>
      <text:p text:style-name="P11">JBD</text:p>
      <text:p text:style-name="P11"/>
      <text:p text:style-name="P11"/>
      <text:p text:style-name="P12">September 27, 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3399ff" fo:font-style="italic" officeooo:rsid="00179b73" officeooo:paragraph-rsid="00179b73" style:font-style-asian="italic" style:font-style-complex="italic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My Private KiCAD Library</text:p>
        <text:p text:style-name="MP1">Baca Dulu Dong</text:p>
        <text:p text:style-name="MP1">Introduction</text:p>
      </style:header>
      <style:footer>
        <text:p text:style-name="MP2">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9T09:27:35.217000000</dc:date>
    <meta:editing-duration>PT22M22S</meta:editing-duration>
    <meta:editing-cycles>8</meta:editing-cycles>
    <meta:generator>LibreOffice/4.4.5.2$Windows_x86 LibreOffice_project/a22f674fd25a3b6f45bdebf25400ed2adff0ff99</meta:generator>
    <meta:print-date>2015-10-19T09:26:53.788000000</meta:print-date>
    <meta:document-statistic meta:table-count="0" meta:image-count="0" meta:object-count="0" meta:page-count="3" meta:paragraph-count="51" meta:word-count="412" meta:character-count="2760" meta:non-whitespace-character-count="2333"/>
  </office:meta>
</office:document-meta>
</file>